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f7" officeooo:paragraph-rsid="001027a6"/>
    </style:style>
    <style:style style:name="P2" style:family="paragraph" style:parent-style-name="Standard">
      <style:text-properties officeooo:rsid="0010eaff" officeooo:paragraph-rsid="001027a6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027a6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027a6" fo:background-color="#1e1e1e" style:font-size-asian="7pt" style:font-size-complex="7pt"/>
    </style:style>
    <style:style style:name="P5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027a6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font-size="7pt" officeooo:paragraph-rsid="001027a6" style:font-size-asian="7pt" style:font-size-complex="7pt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027a6" fo:background-color="#1e1e1e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12" style:family="paragraph" style:parent-style-name="Standard">
      <style:text-properties fo:color="#6a9955" loext:opacity="100%" style:font-name="Droid Sans Mono" fo:font-size="10.5pt" fo:font-weight="normal" officeooo:rsid="001ee0f7" officeooo:paragraph-rsid="001027a6" fo:background-color="#1e1e1e"/>
    </style:style>
    <style:style style:name="P13" style:family="paragraph" style:parent-style-name="Standard">
      <style:text-properties fo:color="#6a9955" loext:opacity="100%" style:font-name="Droid Sans Mono" fo:font-size="10.5pt" fo:font-weight="normal" officeooo:rsid="0010eaff" officeooo:paragraph-rsid="001027a6" fo:background-color="#1e1e1e"/>
    </style:style>
    <style:style style:name="P14" style:family="paragraph" style:parent-style-name="Standard">
      <style:text-properties fo:color="#6a9955" loext:opacity="100%" style:font-name="Droid Sans Mono" fo:font-size="10.5pt" fo:font-weight="normal" officeooo:rsid="0015135a" officeooo:paragraph-rsid="0015135a" fo:background-color="#1e1e1e"/>
    </style:style>
    <style:style style:name="P15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027a6" fo:background-color="transparent" style:font-size-asian="7pt" style:font-size-complex="7pt"/>
    </style:style>
    <style:style style:name="P16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5135a" fo:background-color="transparent" style:font-size-asian="7pt" style:font-size-complex="7pt"/>
    </style:style>
    <style:style style:name="P17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698ee" fo:background-color="transparent" style:font-size-asian="7pt" style:font-size-complex="7pt"/>
    </style:style>
    <style:style style:name="P18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e1e1e"/>
    </style:style>
    <style:style style:name="P19" style:family="paragraph" style:parent-style-name="Standard">
      <style:paragraph-properties style:line-height-at-least="0.503cm"/>
    </style:style>
    <style:style style:name="P20" style:family="paragraph" style:parent-style-name="Standard">
      <style:paragraph-properties fo:margin-top="0cm" fo:margin-bottom="0.499cm" style:contextual-spacing="false" style:line-height-at-least="0.503cm"/>
    </style:style>
    <style:style style:name="P21" style:family="paragraph" style:parent-style-name="Standard">
      <style:text-properties officeooo:rsid="0015135a" officeooo:paragraph-rsid="0015135a"/>
    </style:style>
    <style:style style:name="T1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2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3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4" style:family="text">
      <style:text-properties fo:color="#000000" loext:opacity="100%" style:font-name="Liberation Serif" fo:font-size="12pt" fo:font-weight="normal" officeooo:rsid="000f0c82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6" style:family="text">
      <style:text-properties fo:color="#000000" loext:opacity="100%" style:font-name="Liberation Serif" fo:font-size="12pt" officeooo:rsid="00152005" fo:background-color="transparent" loext:char-shading-value="0" style:font-size-asian="12pt" style:font-size-complex="12pt"/>
    </style:style>
    <style:style style:name="T7" style:family="text">
      <style:text-properties officeooo:rsid="001ee0f7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ce9178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4ec9b0" loext:opacity="100%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10eaff"/>
    </style:style>
    <style:style style:name="T16" style:family="text">
      <style:text-properties officeooo:rsid="00209d35"/>
    </style:style>
    <style:style style:name="T17" style:family="text">
      <style:text-properties officeooo:rsid="0022286b"/>
    </style:style>
    <style:style style:name="T18" style:family="text">
      <style:text-properties officeooo:rsid="0013581a"/>
    </style:style>
    <style:style style:name="T19" style:family="text">
      <style:text-properties officeooo:rsid="0023aceb"/>
    </style:style>
    <style:style style:name="T20" style:family="text">
      <style:text-properties officeooo:rsid="001027a6"/>
    </style:style>
    <style:style style:name="T21" style:family="text">
      <style:text-properties fo:color="#808080" loext:opacity="100%"/>
    </style:style>
    <style:style style:name="T22" style:family="text">
      <style:text-properties fo:color="#d4d4d4" loext:opacity="100%"/>
    </style:style>
    <style:style style:name="T23" style:family="text">
      <style:text-properties fo:color="#b5cea8" loext:opacity="100%"/>
    </style:style>
    <style:style style:name="T24" style:family="text">
      <style:text-properties fo:color="#6a9955" loext:opacity="100%"/>
    </style:style>
    <style:style style:name="T25" style:family="text">
      <style:text-properties fo:color="#4fc1ff" loext:opacity="100%"/>
    </style:style>
    <style:style style:name="T26" style:family="text">
      <style:text-properties officeooo:rsid="00119ade"/>
    </style:style>
    <style:style style:name="T27" style:family="text">
      <style:text-properties officeooo:rsid="0013977b"/>
    </style:style>
    <style:style style:name="T28" style:family="text">
      <style:text-properties officeooo:rsid="0015135a"/>
    </style:style>
    <style:style style:name="T29" style:family="text">
      <style:text-properties officeooo:rsid="001698ee"/>
    </style:style>
    <style:style style:name="T30" style:family="text">
      <style:text-properties officeooo:rsid="0016d9e8"/>
    </style:style>
    <style:style style:name="T31" style:family="text">
      <style:text-properties officeooo:rsid="00184b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he district</text:p>
      <text:p text:style-name="P1"/>
      <text:p text:style-name="P2"><text:span text:style-name="T7">V</text:span>oici l’appel à ma database dans le fichier : database.php</text:p>
      <text:p text:style-name="P3">&lt;?php</text:p>
      <text:p text:style-name="P6"><text:span text:style-name="T8">session_start</text:span>();</text:p>
      <text:p text:style-name="P6"><text:span text:style-name="T9">require_once</text:span>(<text:span text:style-name="T10">'dao.php'</text:span>);</text:p>
      <text:p text:style-name="P9"/>
      <text:p text:style-name="P6"><text:span text:style-name="T11">$servername</text:span> = <text:span text:style-name="T10">"localhost"</text:span>;</text:p>
      <text:p text:style-name="P6"><text:span text:style-name="T11">$username</text:span> = <text:span text:style-name="T10">"admin"</text:span>;</text:p>
      <text:p text:style-name="P6"><text:span text:style-name="T11">$password</text:span> = <text:span text:style-name="T10">"Afpa1234"</text:span>;</text:p>
      <text:p text:style-name="P6"><text:span text:style-name="T11">$dbname</text:span> = <text:span text:style-name="T10">"thedistrict"</text:span>;</text:p>
      <text:p text:style-name="P9"/>
      <text:p text:style-name="P6"><text:span text:style-name="T9">try</text:span> {</text:p>
      <text:p text:style-name="P6"><text:span text:style-name="T11">$conn</text:span> = <text:span text:style-name="T12">new</text:span> <text:span text:style-name="T13">PDO</text:span>(<text:span text:style-name="T10">"mysql:host=</text:span><text:span text:style-name="T11">$servername</text:span><text:span text:style-name="T10">;dbname=</text:span><text:span text:style-name="T11">$dbname</text:span><text:span text:style-name="T10">"</text:span>, <text:span text:style-name="T11">$username</text:span>, <text:span text:style-name="T11">$password</text:span>);</text:p>
      <text:p text:style-name="P10">// configurer le mode d'erreur PDO pour générer des exceptions</text:p>
      <text:p text:style-name="P6"><text:span text:style-name="T11">$conn</text:span>-&gt;<text:span text:style-name="T8">setAttribute</text:span>(<text:span text:style-name="T13">PDO</text:span>::ATTR_ERRMODE, <text:span text:style-name="T13">PDO</text:span>::ERRMODE_EXCEPTION);</text:p>
      <text:p text:style-name="P6">} <text:span text:style-name="T9">catch</text:span>(<text:span text:style-name="T13">PDOException</text:span> <text:span text:style-name="T11">$e</text:span>) {</text:p>
      <text:p text:style-name="P6"><text:span text:style-name="T8">echo</text:span> <text:span text:style-name="T10">"Erreur de connexion à la base de données: "</text:span> . <text:span text:style-name="T11">$e</text:span>-&gt;<text:span text:style-name="T8">getMessage</text:span>();</text:p>
      <text:p text:style-name="P6">}</text:p>
      <text:p text:style-name="P4">?&gt;</text:p>
      <text:p text:style-name="P4"/>
      <text:p text:style-name="P2">Toutes mes fonctions sont stockées dans un seul ficher nommé dao.php </text:p>
      <text:p text:style-name="P2"/>
      <text:p text:style-name="P1">Voici ma page accueil nommée index.php <text:span text:style-name="T1"><text:s/></text:span><text:span text:style-name="T3">qui me donne </text:span><text:span text:style-name="T2">les 6 catégories les plus populaires de ma base de données  et les 3 plats les plus vendus:</text:span></text:p>
      <text:p text:style-name="P12"><text:span text:style-name="T5">&lt;!-- ici ma page accueil --&gt;</text:span></text:p>
      <text:p text:style-name="P11">&lt;!-- ici ma page accueil --&gt;</text:p>
      <text:p text:style-name="P7"><text:span text:style-name="T21">&lt;</text:span><text:span text:style-name="T12">body</text:span> <text:span text:style-name="T11">style</text:span>=<text:span text:style-name="T10">"background-color: #4A394a;"</text:span><text:span text:style-name="T21">&gt;</text:span></text:p>
      <text:p text:style-name="P11">&lt;!-- Header SANS L'ONGLET DE RECHERCHE --&gt;</text:p>
      <text:p text:style-name="P5">&lt;?php</text:p>
      <text:p text:style-name="P7"><text:span text:style-name="T9">require_once</text:span> (<text:span text:style-name="T10">"php/header.php"</text:span>);</text:p>
      <text:p text:style-name="P7"><text:span text:style-name="T9">require_once</text:span>(<text:span text:style-name="T10">"database.php"</text:span>);</text:p>
      <text:p text:style-name="P7"><text:span text:style-name="T12">?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parallax"</text:span><text:span text:style-name="T21">&gt;</text:span> </text:p>
      <text:p text:style-name="P19"/>
      <text:p text:style-name="P7"><text:span text:style-name="T21">&lt;</text:span><text:span text:style-name="T12">main</text:span><text:span text:style-name="T21">&gt;</text:span> </text:p>
      <text:p text:style-name="P7"><text:span text:style-name="T21">&lt;</text:span><text:span text:style-name="T12">div</text:span> <text:span text:style-name="T11">class</text:span>=<text:span text:style-name="T10">"container-fluid mt-3 pt-5 card text-center w-75 bg-dark"</text:span> <text:span text:style-name="T21">&gt;</text:span> </text:p>
      <text:p text:style-name="P7"><text:span text:style-name="T21">&lt;</text:span><text:span text:style-name="T12">div</text:span> <text:span text:style-name="T11">class</text:span>=<text:span text:style-name="T10">"row "</text:span><text:span text:style-name="T21">&gt;</text:span> </text:p>
      <text:p text:style-name="P5">&lt;?php</text:p>
      <text:p text:style-name="P7"><text:span text:style-name="T11">$categories</text:span> = <text:span text:style-name="T8">get_categories</text:span>(<text:span text:style-name="T11">$conn</text:span>, <text:span text:style-name="T23">3</text:span>);</text:p>
      <text:p text:style-name="P7"><text:span text:style-name="T9">foreach</text:span> (<text:span text:style-name="T11">$categories</text:span> as <text:span text:style-name="T11">$categorie</text:span>) {</text:p>
      <text:p text:style-name="P7"><text:span text:style-name="T8">echo</text:span> <text:span text:style-name="T10">'&lt;div class="col-sm-4 p-3 bg-dark text-white zoomimage"&gt;</text:span></text:p>
      <text:p text:style-name="P18">&lt;div class="img-fluid "&gt;</text:p>
      <text:p text:style-name="P7"><text:span text:style-name="T10">&lt;h1&gt;'</text:span> . <text:span text:style-name="T11">$categorie</text:span>[<text:span text:style-name="T10">'libelle'</text:span>] . <text:span text:style-name="T10">'&lt;/h1&gt;</text:span></text:p>
      <text:p text:style-name="P7"><text:span text:style-name="T10">&lt;a href="plats.php?id='</text:span> . <text:span text:style-name="T11">$categorie</text:span>[<text:span text:style-name="T10">'id'</text:span>] . <text:span text:style-name="T10">'"&gt;</text:span></text:p>
      <text:p text:style-name="P7"><text:span text:style-name="T10">&lt;img class="rounded-circle mx-auto d-block border border border-black-1" src="images_the_district/category/'</text:span> . <text:span text:style-name="T11">$categorie</text:span>[<text:span text:style-name="T10">'image'</text:span>] . <text:span text:style-name="T10">'" alt="'</text:span>.<text:span text:style-name="T11">$category</text:span>[<text:span text:style-name="T10">'libelle'</text:span>].<text:span text:style-name="T10">'"&gt;</text:span></text:p>
      <text:p text:style-name="P18">&lt;/a&gt;</text:p>
      <text:p text:style-name="P18">&lt;/div&gt;</text:p>
      <text:p text:style-name="P7"><text:span text:style-name="T10">&lt;/div&gt;'</text:span>;</text:p>
      <text:p text:style-name="P7"><text:soft-page-break/>}</text:p>
      <text:p text:style-name="P7"><text:span text:style-name="T12">?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19"/>
      <text:p text:style-name="P11">&lt;!-- ICI LES 3 AUTRES CATÉGORIES DE PLAT SUR LA PAGE ACCUEIL --&gt;</text:p>
      <text:p text:style-name="P7"><text:span text:style-name="T21">&lt;</text:span><text:span text:style-name="T12">div</text:span> <text:span text:style-name="T11">class</text:span>=<text:span text:style-name="T10">"container-fluid mt-3 pt-5 card text-center w-75 bg-secondary "</text:span> <text:span text:style-name="T21">&gt;</text:span> </text:p>
      <text:p text:style-name="P7"><text:span text:style-name="T21">&lt;</text:span><text:span text:style-name="T12">div</text:span> <text:span text:style-name="T11">class</text:span>=<text:span text:style-name="T10">"row "</text:span><text:span text:style-name="T21">&gt;</text:span> </text:p>
      <text:p text:style-name="P5">&lt;?php</text:p>
      <text:p text:style-name="P7"><text:span text:style-name="T11">$categories</text:span> = <text:span text:style-name="T8">get_categories</text:span>(<text:span text:style-name="T11">$conn</text:span>, <text:span text:style-name="T23">3</text:span>, <text:span text:style-name="T23">3</text:span>);</text:p>
      <text:p text:style-name="P7"><text:span text:style-name="T9">foreach</text:span> (<text:span text:style-name="T11">$categories</text:span> as <text:span text:style-name="T11">$categorie</text:span>) {</text:p>
      <text:p text:style-name="P7"><text:span text:style-name="T8">echo</text:span> <text:span text:style-name="T10">'&lt;div class="col-sm-4 p-3 bg-secondary text-white zoomimage"&gt;</text:span></text:p>
      <text:p text:style-name="P18">&lt;div class="img-fluid "&gt;</text:p>
      <text:p text:style-name="P7"><text:span text:style-name="T10">&lt;h1&gt;'</text:span> . <text:span text:style-name="T11">$categorie</text:span>[<text:span text:style-name="T10">'libelle'</text:span>] . <text:span text:style-name="T10">'&lt;/h1&gt;</text:span></text:p>
      <text:p text:style-name="P7"><text:span text:style-name="T10">&lt;a href="plats.php?id='</text:span> . <text:span text:style-name="T11">$categorie</text:span>[<text:span text:style-name="T10">'id'</text:span>] . <text:span text:style-name="T10">'"&gt;</text:span></text:p>
      <text:p text:style-name="P7"><text:span text:style-name="T10">&lt;img class="rounded-circle mx-auto d-block border border border-black-1" src="images_the_district/category/'</text:span> . <text:span text:style-name="T11">$categorie</text:span>[<text:span text:style-name="T10">'image'</text:span>] . <text:span text:style-name="T10">'" alt=""&gt;</text:span></text:p>
      <text:p text:style-name="P18">&lt;/a&gt;</text:p>
      <text:p text:style-name="P18">&lt;/div&gt;</text:p>
      <text:p text:style-name="P7"><text:span text:style-name="T10">&lt;/div&gt;'</text:span>;</text:p>
      <text:p text:style-name="P7">}</text:p>
      <text:p text:style-name="P7"><text:span text:style-name="T12">?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19"/>
      <text:p text:style-name="P11">&lt;!-- ICI LES 3 PLATS SUR LA PAGE ACCUEIL --&gt;</text:p>
      <text:p text:style-name="P7"><text:span text:style-name="T21">&lt;</text:span><text:span text:style-name="T12">div</text:span> <text:span text:style-name="T11">class</text:span>=<text:span text:style-name="T10">"container-fluid mt-3 pt-5 card text-center w-75 img-fluid bg-dark"</text:span><text:span text:style-name="T21">&gt;</text:span> </text:p>
      <text:p text:style-name="P19"/>
      <text:p text:style-name="P7"><text:span text:style-name="T21">&lt;</text:span><text:span text:style-name="T12">div</text:span> <text:span text:style-name="T11">class</text:span>=<text:span text:style-name="T10">"row "</text:span><text:span text:style-name="T21">&gt;</text:span></text:p>
      <text:p text:style-name="P19"/>
      <text:p text:style-name="P5">&lt;?php</text:p>
      <text:p text:style-name="P19"/>
      <text:p text:style-name="P7"><text:span text:style-name="T11">$plats</text:span> = <text:span text:style-name="T8">get_best_sellers</text:span>(<text:span text:style-name="T11">$conn</text:span>, <text:span text:style-name="T23">3</text:span>);</text:p>
      <text:p text:style-name="P19"/>
      <text:p text:style-name="P7"><text:span text:style-name="T9">foreach</text:span> (<text:span text:style-name="T11">$plats</text:span> as <text:span text:style-name="T11">$plat</text:span>) {</text:p>
      <text:p text:style-name="P19"/>
      <text:p text:style-name="P7"><text:span text:style-name="T8">echo</text:span> <text:span text:style-name="T10">'&lt;div class="col-sm-4 p-3 bg-dark text-white"&gt;</text:span></text:p>
      <text:p text:style-name="P19"/>
      <text:p text:style-name="P7"><text:span text:style-name="T10">&lt;a href="plat.php?id='</text:span> . <text:span text:style-name="T11">$plat</text:span>[<text:span text:style-name="T10">'id'</text:span>] . <text:span text:style-name="T10">'"&gt;</text:span></text:p>
      <text:p text:style-name="P19"/>
      <text:p text:style-name="P7"><text:span text:style-name="T10">&lt;img class="rounded-2 mx-auto d-block border border-black-1" src="Mesimages/'</text:span> . <text:span text:style-name="T11">$plat</text:span>[<text:span text:style-name="T10">'image'</text:span>] . <text:span text:style-name="T10">'" width="50%" height="80%" alt=""&gt;</text:span></text:p>
      <text:p text:style-name="P19"/>
      <text:p text:style-name="P18">&lt;/a&gt;</text:p>
      <text:p text:style-name="P19"/>
      <text:p text:style-name="P7"><text:span text:style-name="T10">&lt;/div&gt;'</text:span>;</text:p>
      <text:p text:style-name="P19"/>
      <text:p text:style-name="P7">}</text:p>
      <text:p text:style-name="P19"/>
      <text:p text:style-name="P7"><text:span text:style-name="T12">?&gt;</text:span></text:p>
      <text:p text:style-name="P19"/>
      <text:p text:style-name="P7"><text:soft-page-break/><text:span text:style-name="T21">&lt;/</text:span><text:span text:style-name="T12">div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main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 </text:p>
      <text:p text:style-name="P19"/>
      <text:p text:style-name="P7"><text:span text:style-name="T21">&lt;/</text:span><text:span text:style-name="T12">div</text:span><text:span text:style-name="T21">&gt;</text:span> <text:span text:style-name="T24">&lt;!-- FIN PARALLAX --&gt;</text:span></text:p>
      <text:p text:style-name="P19"/>
      <text:p text:style-name="P11">&lt;!-- ICI MON FOOTER OU PIED DE PAGE AVEC LES LOGOS --&gt;</text:p>
      <text:p text:style-name="P5">&lt;?php</text:p>
      <text:p text:style-name="P7"><text:span text:style-name="T9">require_once</text:span> (<text:span text:style-name="T10">'php/footer.php'</text:span>);</text:p>
      <text:p text:style-name="P7"><text:span text:style-name="T12">?&gt;</text:span> </text:p>
      <text:p text:style-name="P1"><text:span text:style-name="T2"/></text:p>
      <text:p text:style-name="P1"><text:span text:style-name="T2"/></text:p>
      <text:p text:style-name="P2"><text:span text:style-name="T4">Voici ma page plats.php </text:span><text:span text:style-name="T3">qui me donne tous les plats de ma base de données</text:span></text:p>
      <text:p text:style-name="P13"><text:span text:style-name="T6">&lt;!-- ICI MA PAGE TOUS LES PLATS: Avec tous les plats --&gt;</text:span></text:p>
      <text:p text:style-name="P20"/>
      <text:p text:style-name="P5">&lt;?php</text:p>
      <text:p text:style-name="P19"/>
      <text:p text:style-name="P7"><text:span text:style-name="T9">require_once</text:span> (<text:span text:style-name="T10">"php/header.php"</text:span>);</text:p>
      <text:p text:style-name="P19"/>
      <text:p text:style-name="P7"><text:span text:style-name="T9">require_once</text:span>(<text:span text:style-name="T10">"database.php"</text:span>);</text:p>
      <text:p text:style-name="P19"/>
      <text:p text:style-name="P7"><text:span text:style-name="T11">$idCategorie</text:span> = <text:span text:style-name="T8">isset</text:span>(<text:span text:style-name="T11">$_GET</text:span>[<text:span text:style-name="T10">'id'</text:span>])? <text:span text:style-name="T11">$_GET</text:span>[<text:span text:style-name="T10">'id'</text:span>] : <text:span text:style-name="T12">null</text:span>;</text:p>
      <text:p text:style-name="P19"/>
      <text:p text:style-name="P7"><text:span text:style-name="T11">$plats</text:span> = <text:span text:style-name="T8">getPlats</text:span>(<text:span text:style-name="T11">$conn</text:span>, <text:span text:style-name="T11">$idCategorie</text:span>);</text:p>
      <text:p text:style-name="P20"/>
      <text:p text:style-name="P11">// Vérifie si une catégorie est sélectionnée</text:p>
      <text:p text:style-name="P19"/>
      <text:p text:style-name="P7"><text:span text:style-name="T9">if</text:span> (<text:span text:style-name="T8">isset</text:span>(<text:span text:style-name="T11">$_GET</text:span>[<text:span text:style-name="T10">'id'</text:span>])) {</text:p>
      <text:p text:style-name="P19"/>
      <text:p text:style-name="P11">// Cache les boutons précédent et suivant</text:p>
      <text:p text:style-name="P19"/>
      <text:p text:style-name="P7"><text:span text:style-name="T11">$hideButtons</text:span> = <text:span text:style-name="T12">true</text:span>;</text:p>
      <text:p text:style-name="P19"/>
      <text:p text:style-name="P7">} <text:span text:style-name="T9">else</text:span> {</text:p>
      <text:p text:style-name="P19"/>
      <text:p text:style-name="P7"><text:span text:style-name="T11">$hideButtons</text:span> = <text:span text:style-name="T12">false</text:span>;</text:p>
      <text:p text:style-name="P19"/>
      <text:p text:style-name="P7">}</text:p>
      <text:p text:style-name="P19"/>
      <text:p text:style-name="P7"><text:span text:style-name="T11">$categorie</text:span> = <text:span text:style-name="T8">getCategoryById</text:span>(<text:span text:style-name="T11">$conn</text:span>, <text:span text:style-name="T11">$idCategorie</text:span>);</text:p>
      <text:p text:style-name="P19"/>
      <text:p text:style-name="P7"><text:span text:style-name="T12">?&gt;</text:span></text:p>
      <text:p text:style-name="P20"/>
      <text:p text:style-name="P11">&lt;!-- ************************************** MON BODY ***************************************************** --&gt;</text:p>
      <text:p text:style-name="P20"><text:soft-page-break/></text:p>
      <text:p text:style-name="P7"><text:span text:style-name="T21">&lt;</text:span><text:span text:style-name="T12">main</text:span> <text:span text:style-name="T11">class</text:span>=<text:span text:style-name="T10">"container-fluid mt-3 pt-5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row justify-content-center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ol-md-8 col-lg-6"</text:span><text:span text:style-name="T21">&gt;</text:span></text:p>
      <text:p text:style-name="P19"/>
      <text:p text:style-name="P7"><text:span text:style-name="T21">&lt;</text:span><text:span text:style-name="T12">h1</text:span> <text:span text:style-name="T11">class</text:span>=<text:span text:style-name="T10">"h5couleurcat text-center"</text:span><text:span text:style-name="T21">&gt;</text:span>LES PLATS: <text:span text:style-name="T12">&lt;?php</text:span> <text:span text:style-name="T8">echo</text:span> <text:span text:style-name="T11">$categorie</text:span>[<text:span text:style-name="T10">'libelle'</text:span>];<text:span text:style-name="T12">?&gt;</text:span><text:span text:style-name="T21">&lt;/</text:span><text:span text:style-name="T12">h1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20"/>
      <text:p text:style-name="P11">&lt;!-- CAROUSEL AVEC 12 IMAGES DE TOUTES LES PLATS --&gt;</text:p>
      <text:p text:style-name="P19"/>
      <text:p text:style-name="P7"><text:span text:style-name="T21">&lt;</text:span><text:span text:style-name="T12">div</text:span> <text:span text:style-name="T11">class</text:span>=<text:span text:style-name="T10">"row justify-content-center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ol-md-10 col-lg-8"</text:span><text:span text:style-name="T21">&gt;</text:span></text:p>
      <text:p text:style-name="P19"/>
      <text:p text:style-name="P7"><text:span text:style-name="T21">&lt;</text:span><text:span text:style-name="T12">div</text:span> <text:span text:style-name="T11">id</text:span>=<text:span text:style-name="T10">"carouselExample"</text:span> <text:span text:style-name="T11">class</text:span>=<text:span text:style-name="T10">"carousel slide plats-container"</text:span> <text:span text:style-name="T11">data-bs-ride</text:span>=<text:span text:style-name="T10">"carousel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arousel-inner"</text:span><text:span text:style-name="T21">&gt;</text:span></text:p>
      <text:p text:style-name="P19"/>
      <text:p text:style-name="P7"><text:span text:style-name="T12">&lt;?php</text:span> <text:span text:style-name="T9">foreach</text:span>(<text:span text:style-name="T11">$plats</text:span> as <text:span text:style-name="T11">$key</text:span> =&gt; <text:span text:style-name="T11">$plat</text:span>) :<text:span text:style-name="T12">?&gt;</text:span></text:p>
      <text:p text:style-name="P19"/>
      <text:p text:style-name="P7"><text:span text:style-name="T12">&lt;?php</text:span> <text:span text:style-name="T9">if</text:span>(<text:span text:style-name="T11">$key</text:span> % <text:span text:style-name="T23">4</text:span> === <text:span text:style-name="T23">0</text:span>) :<text:span text:style-name="T12">?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arousel-item </text:span><text:span text:style-name="T12">&lt;?php</text:span> <text:span text:style-name="T8">echo</text:span> <text:span text:style-name="T11">$key</text:span> === <text:span text:style-name="T23">0</text:span>? <text:span text:style-name="T10">'active'</text:span> : <text:span text:style-name="T10">''</text:span>;<text:span text:style-name="T12">?&gt;</text:span><text:span text:style-name="T10">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ard-group"</text:span><text:span text:style-name="T21">&gt;</text:span></text:p>
      <text:p text:style-name="P19"/>
      <text:p text:style-name="P7"><text:span text:style-name="T12">&lt;?php</text:span> <text:span text:style-name="T9">endif</text:span>;<text:span text:style-name="T12">?&gt;</text:span></text:p>
      <text:p text:style-name="P20"/>
      <text:p text:style-name="P7"><text:span text:style-name="T21">&lt;</text:span><text:span text:style-name="T12">div</text:span> <text:span text:style-name="T11">class</text:span>=<text:span text:style-name="T10">"col-sm-3 p-3 bg-dark text-white"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d-flex justify-content-center align-items-center"</text:span><text:span text:style-name="T21">&gt;</text:span></text:p>
      <text:p text:style-name="P19"/>
      <text:p text:style-name="P7"><text:span text:style-name="T21">&lt;</text:span><text:span text:style-name="T12">img</text:span> <text:span text:style-name="T11">class</text:span>=<text:span text:style-name="T10">"rounded-circle mw-100 mh-100"</text:span> <text:span text:style-name="T11">src</text:span>=<text:span text:style-name="T10">"Mesimages/</text:span><text:span text:style-name="T12">&lt;?php</text:span> <text:span text:style-name="T8">echo</text:span> <text:span text:style-name="T11">$plat</text:span>[<text:span text:style-name="T10">'image'</text:span>];<text:span text:style-name="T12">?&gt;</text:span><text:span text:style-name="T10">"</text:span> <text:span text:style-name="T11">alt</text:span>=<text:span text:style-name="T10">"..."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7"><text:span text:style-name="T21">&lt;</text:span><text:span text:style-name="T12">div</text:span> <text:span text:style-name="T11">class</text:span>=<text:span text:style-name="T10">"card-body"</text:span><text:span text:style-name="T21">&gt;</text:span></text:p>
      <text:p text:style-name="P19"/>
      <text:p text:style-name="P7"><text:span text:style-name="T21">&lt;</text:span><text:span text:style-name="T12">h5</text:span> <text:span text:style-name="T11">class</text:span>=<text:span text:style-name="T10">"card-title tailletitreplat"</text:span><text:span text:style-name="T21">&gt;</text:span><text:span text:style-name="T12">&lt;?php</text:span> <text:span text:style-name="T8">echo</text:span> <text:span text:style-name="T11">$plat</text:span>[<text:span text:style-name="T10">'libelle'</text:span>];<text:span text:style-name="T12">?&gt;</text:span><text:span text:style-name="T21">&lt;/</text:span><text:span text:style-name="T12">h5</text:span><text:span text:style-name="T21">&gt;</text:span></text:p>
      <text:p text:style-name="P19"/>
      <text:p text:style-name="P7"><text:soft-page-break/><text:span text:style-name="T21">&lt;</text:span><text:span text:style-name="T12">p</text:span> <text:span text:style-name="T11">class</text:span>=<text:span text:style-name="T10">"card-text tailledescriplat"</text:span><text:span text:style-name="T21">&gt;</text:span><text:span text:style-name="T12">&lt;?php</text:span> <text:span text:style-name="T8">echo</text:span> <text:span text:style-name="T11">$plat</text:span>[<text:span text:style-name="T10">'description'</text:span>];<text:span text:style-name="T12">?&gt;</text:span><text:span text:style-name="T21">&lt;/</text:span><text:span text:style-name="T12">p</text:span><text:span text:style-name="T21">&gt;</text:span></text:p>
      <text:p text:style-name="P19"/>
      <text:p text:style-name="P7"><text:span text:style-name="T21">&lt;</text:span><text:span text:style-name="T12">p</text:span> <text:span text:style-name="T11">class</text:span>=<text:span text:style-name="T10">"card-text tailledescriplat"</text:span><text:span text:style-name="T21">&gt;</text:span>Prix : <text:span text:style-name="T12">&lt;?php</text:span> <text:span text:style-name="T8">echo</text:span> <text:span text:style-name="T11">$plat</text:span>[<text:span text:style-name="T10">'prix'</text:span>];<text:span text:style-name="T12">?&gt;</text:span> €<text:span text:style-name="T21">&lt;/</text:span><text:span text:style-name="T12">p</text:span><text:span text:style-name="T21">&gt;</text:span></text:p>
      <text:p text:style-name="P19"/>
      <text:p text:style-name="P7"><text:span text:style-name="T21">&lt;</text:span><text:span text:style-name="T12">a</text:span> <text:span text:style-name="T11">href</text:span>=<text:span text:style-name="T10">"commande.php?id=</text:span><text:span text:style-name="T12">&lt;?php</text:span> <text:span text:style-name="T8">echo</text:span> <text:span text:style-name="T11">$plat</text:span>[<text:span text:style-name="T10">'id'</text:span>];<text:span text:style-name="T12">?&gt;</text:span><text:span text:style-name="T10">"</text:span> <text:span text:style-name="T11">class</text:span>=<text:span text:style-name="T10">"btn btn-primary tailletextcommand"</text:span><text:span text:style-name="T21">&gt;</text:span>Commander<text:span text:style-name="T21">&lt;/</text:span><text:span text:style-name="T12">a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20"/>
      <text:p text:style-name="P7"><text:span text:style-name="T12">&lt;?php</text:span> <text:span text:style-name="T9">if</text:span>((<text:span text:style-name="T11">$key</text:span>+<text:span text:style-name="T23">1</text:span>) % <text:span text:style-name="T23">4</text:span> === <text:span text:style-name="T23">0</text:span> || <text:span text:style-name="T11">$key</text:span> === <text:span text:style-name="T8">count</text:span>(<text:span text:style-name="T11">$plats</text:span>)-<text:span text:style-name="T23">1</text:span>) :<text:span text:style-name="T12">?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7"><text:span text:style-name="T12">&lt;?php</text:span> <text:span text:style-name="T9">endif</text:span>;<text:span text:style-name="T12">?&gt;</text:span></text:p>
      <text:p text:style-name="P20"/>
      <text:p text:style-name="P7"><text:span text:style-name="T12">&lt;?php</text:span> <text:span text:style-name="T9">endforeach</text:span>;<text:span text:style-name="T12">?&gt;</text:span></text:p>
      <text:p text:style-name="P19"/>
      <text:p text:style-name="P7"><text:span text:style-name="T21">&lt;/</text:span><text:span text:style-name="T12">div</text:span><text:span text:style-name="T21">&gt;</text:span></text:p>
      <text:p text:style-name="P19"/>
      <text:p text:style-name="P11">&lt;!-- Boutons de carousel: j'y ai intégré du php pour masquer le bouton quand je clique sur une catégorie de plats de la page index.php --&gt;</text:p>
      <text:p text:style-name="P7"><text:span text:style-name="T21">&lt;</text:span><text:span text:style-name="T12">div</text:span> <text:span text:style-name="T11">class</text:span>=<text:span text:style-name="T10">"carousel-controls moncarousselcat"</text:span><text:span text:style-name="T21">&gt;</text:span></text:p>
      <text:p text:style-name="P7"><text:span text:style-name="T21">&lt;</text:span><text:span text:style-name="T12">button</text:span> <text:span text:style-name="T11">class</text:span>=<text:span text:style-name="T10">"carousel-control-prev moncarousselcatprev"</text:span> <text:span text:style-name="T11">id</text:span>=<text:span text:style-name="T10">"carouselcatprec"</text:span> <text:span text:style-name="T11">type</text:span>=<text:span text:style-name="T10">"button"</text:span> <text:span text:style-name="T11">data-bs-target</text:span>=<text:span text:style-name="T10">"#carouselExample"</text:span> <text:span text:style-name="T11">data-bs-slide</text:span>=<text:span text:style-name="T10">"prev"</text:span><text:span text:style-name="T21">&gt;</text:span></text:p>
      <text:p text:style-name="P7"><text:span text:style-name="T21">&lt;</text:span><text:span text:style-name="T12">span</text:span> <text:span text:style-name="T11">class</text:span>=<text:span text:style-name="T10">"carousel-control-prev-icon"</text:span> <text:span text:style-name="T11">aria-hidden</text:span>=<text:span text:style-name="T10">"true"</text:span><text:span text:style-name="T21">&gt;&lt;/</text:span><text:span text:style-name="T12">span</text:span><text:span text:style-name="T21">&gt;</text:span></text:p>
      <text:p text:style-name="P7"><text:span text:style-name="T12">&lt;?php</text:span> <text:span text:style-name="T9">if</text:span> (!<text:span text:style-name="T11">$hideButtons</text:span>) { <text:span text:style-name="T12">?&gt;</text:span><text:span text:style-name="T21">&lt;</text:span><text:span text:style-name="T12">button</text:span> <text:span text:style-name="T11">class</text:span>=<text:span text:style-name="T10">"btn btn-secondary bg-dark rounded-4 col-sm-1 espacebouton"</text:span> <text:span text:style-name="T11">onclick</text:span>=<text:span text:style-name="T10">"</text:span><text:span text:style-name="T8">precedent</text:span><text:span text:style-name="T10">()"</text:span> <text:span text:style-name="T11">type</text:span>=<text:span text:style-name="T10">"button"</text:span><text:span text:style-name="T21">&gt;</text:span>Précédent<text:span text:style-name="T21">&lt;/</text:span><text:span text:style-name="T12">button</text:span><text:span text:style-name="T21">&gt;</text:span></text:p>
      <text:p text:style-name="P7"><text:span text:style-name="T21">&lt;/</text:span><text:span text:style-name="T12">button</text:span><text:span text:style-name="T21">&gt;</text:span></text:p>
      <text:p text:style-name="P7"><text:span text:style-name="T21">&lt;</text:span><text:span text:style-name="T12">button</text:span> <text:span text:style-name="T11">class</text:span>=<text:span text:style-name="T10">"carousel-control-next"</text:span> <text:span text:style-name="T11">id</text:span>=<text:span text:style-name="T10">"carouselcatsuiv"</text:span> <text:span text:style-name="T11">type</text:span>=<text:span text:style-name="T10">"button"</text:span> <text:span text:style-name="T11">data-bs-target</text:span>=<text:span text:style-name="T10">"#carouselExample"</text:span> <text:span text:style-name="T11">data-bs-slide</text:span>=<text:span text:style-name="T10">"next"</text:span><text:span text:style-name="T21">&gt;</text:span></text:p>
      <text:p text:style-name="P7"><text:span text:style-name="T21">&lt;</text:span><text:span text:style-name="T12">span</text:span> <text:span text:style-name="T11">class</text:span>=<text:span text:style-name="T10">"carousel-control-next-icon"</text:span> <text:span text:style-name="T11">aria-hidden</text:span>=<text:span text:style-name="T10">"true"</text:span><text:span text:style-name="T21">&gt;&lt;/</text:span><text:span text:style-name="T12">span</text:span><text:span text:style-name="T21">&gt;</text:span></text:p>
      <text:p text:style-name="P7"><text:span text:style-name="T21">&lt;</text:span><text:span text:style-name="T12">button</text:span> <text:span text:style-name="T11">class</text:span>=<text:span text:style-name="T10">"btn btn-secondary bg-dark rounded-4 col-sm-1 espacebouton"</text:span> <text:span text:style-name="T11">onclick</text:span>=<text:span text:style-name="T10">"</text:span><text:span text:style-name="T8">suivant</text:span><text:span text:style-name="T10">()"</text:span> <text:span text:style-name="T11">type</text:span>=<text:span text:style-name="T10">"button"</text:span><text:span text:style-name="T21">&gt;</text:span>Suivant<text:span text:style-name="T21">&lt;/</text:span><text:span text:style-name="T12">button</text:span><text:span text:style-name="T21">&gt;</text:span><text:span text:style-name="T12">&lt;?php</text:span> } <text:span text:style-name="T12">?&gt;</text:span></text:p>
      <text:p text:style-name="P7"><text:span text:style-name="T21">&lt;/</text:span><text:span text:style-name="T12">button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div</text:span><text:span text:style-name="T21">&gt;</text:span></text:p>
      <text:p text:style-name="P7"><text:span text:style-name="T21">&lt;/</text:span><text:span text:style-name="T12">main</text:span><text:span text:style-name="T21">&gt;</text:span></text:p>
      <text:p text:style-name="P19"/>
      <text:p text:style-name="P11">&lt;!-- ICI MON FOOTER OU PIED DE PAGE AVEC LES LOGOS --&gt;</text:p>
      <text:p text:style-name="P5">&lt;?php</text:p>
      <text:p text:style-name="P7"><text:span text:style-name="T9">require_once</text:span> (<text:span text:style-name="T10">'php/footer.php'</text:span>);<text:span text:style-name="T12">?&gt;</text:span></text:p>
      <text:p text:style-name="P8"><text:line-break/></text:p>
      <text:p text:style-name="P11"><text:soft-page-break/>&lt;!-- Ce script est fait pour masquer les boutons précédent et suivant quand je clique sur une catégorie de plats de la page index.php --&gt;</text:p>
      <text:p text:style-name="P7"><text:span text:style-name="T21">&lt;</text:span><text:span text:style-name="T12">script</text:span><text:span text:style-name="T21">&gt;</text:span></text:p>
      <text:p text:style-name="P7"><text:span text:style-name="T12">const</text:span> <text:span text:style-name="T25">hideButtons</text:span> = <text:span text:style-name="T12">&lt;?php</text:span> <text:span text:style-name="T8">echo</text:span> <text:span text:style-name="T8">isset</text:span>(<text:span text:style-name="T11">$_GET</text:span>[<text:span text:style-name="T10">'id'</text:span>]) ? <text:span text:style-name="T10">'true'</text:span> : <text:span text:style-name="T10">'false'</text:span>; <text:span text:style-name="T12">?&gt;</text:span>;</text:p>
      <text:p text:style-name="P7"><text:span text:style-name="T9">if</text:span> (<text:span text:style-name="T11">hideButtons</text:span>) {</text:p>
      <text:p text:style-name="P7"><text:span text:style-name="T11">document</text:span>.<text:span text:style-name="T8">querySelector</text:span>(<text:span text:style-name="T10">'.prev'</text:span>).<text:span text:style-name="T11">style</text:span>.<text:span text:style-name="T11">display</text:span> = <text:span text:style-name="T10">'none'</text:span>;</text:p>
      <text:p text:style-name="P7"><text:span text:style-name="T11">document</text:span>.<text:span text:style-name="T8">querySelector</text:span>(<text:span text:style-name="T10">'.next'</text:span>).<text:span text:style-name="T11">style</text:span>.<text:span text:style-name="T11">display</text:span> = <text:span text:style-name="T10">'none'</text:span>;</text:p>
      <text:p text:style-name="P7">}</text:p>
      <text:p text:style-name="P7"><text:span text:style-name="T21">&lt;/</text:span><text:span text:style-name="T12">script</text:span><text:span text:style-name="T21">&gt;</text:span></text:p>
      <text:p text:style-name="P2"><text:span text:style-name="T3"/></text:p>
      <text:p text:style-name="P21"><text:span text:style-name="T3">V</text:span><text:span text:style-name="T2">oici le contenu de mon DAO : </text:span></text:p>
      <text:p text:style-name="P14"><text:span text:style-name="T5">&lt;!-- Ici le DAO: qui regroupe toutes mes fonctions --&gt;</text:span></text:p>
      <text:p text:style-name="P20"/>
      <text:p text:style-name="P5">&lt;?php</text:p>
      <text:p text:style-name="P19"/>
      <text:p text:style-name="P11">// Fonction pour récupérer les catégories de la base de données</text:p>
      <text:p text:style-name="P7"><text:span text:style-name="T12">function</text:span> <text:span text:style-name="T8">get_categories</text:span>(<text:span text:style-name="T11">$conn</text:span>, <text:span text:style-name="T11">$limit</text:span> = <text:span text:style-name="T12">null</text:span>, <text:span text:style-name="T11">$offset</text:span> = <text:span text:style-name="T12">null</text:span>) {</text:p>
      <text:p text:style-name="P11">// Requête SQL pour sélectionner toutes les catégories</text:p>
      <text:p text:style-name="P7"><text:span text:style-name="T11">$sql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categorie </text:span><text:span text:style-name="T12">where</text:span><text:span text:style-name="T10"> categorie.active </text:span>=<text:span text:style-name="T10"> 'Yes'"</text:span>;</text:p>
      <text:p text:style-name="P11">// Si une limite est spécifiée, l'ajouter à la requête</text:p>
      <text:p text:style-name="P7"><text:span text:style-name="T9">if</text:span> (<text:span text:style-name="T11">$limit</text:span> !== <text:span text:style-name="T12">null</text:span>) {</text:p>
      <text:p text:style-name="P7"><text:span text:style-name="T11">$sql</text:span> .= <text:span text:style-name="T10">" LIMIT </text:span><text:span text:style-name="T11">$limit</text:span><text:span text:style-name="T10">"</text:span>;</text:p>
      <text:p text:style-name="P7">}</text:p>
      <text:p text:style-name="P11">// Si un décalage est spécifié, l'ajouter à la requête</text:p>
      <text:p text:style-name="P7"><text:span text:style-name="T9">if</text:span> (<text:span text:style-name="T11">$offset</text:span> !== <text:span text:style-name="T12">null</text:span>) {</text:p>
      <text:p text:style-name="P7"><text:span text:style-name="T11">$sql</text:span> .= <text:span text:style-name="T10">" OFFSET </text:span><text:span text:style-name="T11">$offset</text:span><text:span text:style-name="T10">"</text:span>;</text:p>
      <text:p text:style-name="P7">}</text:p>
      <text:p text:style-name="P11">// Préparer la requête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11">// Exécuter la requête</text:p>
      <text:p text:style-name="P7"><text:span text:style-name="T11">$stmt</text:span>-&gt;<text:span text:style-name="T8">execute</text:span>();</text:p>
      <text:p text:style-name="P11">// Récupérer tous les résultats sous forme de tableau associatif</text:p>
      <text:p text:style-name="P7"><text:span text:style-name="T9">return</text:span> <text:span text:style-name="T11">$stmt</text:span>-&gt;<text:span text:style-name="T8">fetchAll</text:span>(<text:span text:style-name="T13">PDO</text:span>::FETCH_ASSOC);</text:p>
      <text:p text:style-name="P7">}</text:p>
      <text:p text:style-name="P19"/>
      <text:p text:style-name="P11">/* ************************************************* */</text:p>
      <text:p text:style-name="P19"/>
      <text:p text:style-name="P11">// Fonction pour récupérer les plats les plus vendus de la base de données</text:p>
      <text:p text:style-name="P7"><text:span text:style-name="T12">function</text:span> <text:span text:style-name="T8">get_best_sellers</text:span>(<text:span text:style-name="T11">$conn</text:span>, <text:span text:style-name="T11">$limit</text:span>) {</text:p>
      <text:p text:style-name="P11">// Requête SQL pour sélectionner les images des plats les plus vendus</text:p>
      <text:p text:style-name="P7"><text:span text:style-name="T11">$sql</text:span> = <text:span text:style-name="T10">"</text:span><text:span text:style-name="T12">SELECT</text:span><text:span text:style-name="T10"> p.image </text:span><text:span text:style-name="T12">FROM</text:span><text:span text:style-name="T10"> plat p </text:span><text:span text:style-name="T12">JOIN</text:span><text:span text:style-name="T10"> commande c </text:span><text:span text:style-name="T12">ON</text:span><text:span text:style-name="T10"> p.id </text:span>=<text:span text:style-name="T10"> c.id_plat </text:span><text:span text:style-name="T12">GROUP BY</text:span><text:span text:style-name="T10"> p.id </text:span><text:span text:style-name="T12">ORDER BY</text:span><text:span text:style-name="T10"> </text:span><text:span text:style-name="T8">COUNT</text:span><text:span text:style-name="T10">(c.id) </text:span><text:span text:style-name="T12">DESC</text:span><text:span text:style-name="T10"> </text:span><text:span text:style-name="T12">LIMIT</text:span><text:span text:style-name="T10"> </text:span><text:span text:style-name="T11">$limit</text:span><text:span text:style-name="T10">"</text:span>;</text:p>
      <text:p text:style-name="P11">// Préparer la requête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11">// Exécuter la requête</text:p>
      <text:p text:style-name="P7"><text:span text:style-name="T11">$stmt</text:span>-&gt;<text:span text:style-name="T8">execute</text:span>();</text:p>
      <text:p text:style-name="P11">// Récupérer tous les résultats sous forme de tableau associatif</text:p>
      <text:p text:style-name="P7"><text:span text:style-name="T9">return</text:span> <text:span text:style-name="T11">$stmt</text:span>-&gt;<text:span text:style-name="T8">fetchAll</text:span>(<text:span text:style-name="T13">PDO</text:span>::FETCH_ASSOC);</text:p>
      <text:p text:style-name="P7">}</text:p>
      <text:p text:style-name="P19"/>
      <text:p text:style-name="P11"><text:soft-page-break/>/* ************************************************* */</text:p>
      <text:p text:style-name="P19"/>
      <text:p text:style-name="P7"><text:span text:style-name="T12">function</text:span> <text:span text:style-name="T8">get_plats_by_categorie</text:span>(<text:span text:style-name="T11">$conn</text:span>, <text:span text:style-name="T11">$categorie_id</text:span>) {</text:p>
      <text:p text:style-name="P7"><text:span text:style-name="T11">$sql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plat </text:span><text:span text:style-name="T12">WHERE</text:span><text:span text:style-name="T10"> id_categorie </text:span>=<text:span text:style-name="T10"> :categorie_id"</text:span>;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7"><text:span text:style-name="T11">$stmt</text:span>-&gt;<text:span text:style-name="T8">bindParam</text:span>(<text:span text:style-name="T10">':categorie_id'</text:span>, <text:span text:style-name="T11">$categorie_id</text:span>);</text:p>
      <text:p text:style-name="P7"><text:span text:style-name="T11">$stmt</text:span>-&gt;<text:span text:style-name="T8">execute</text:span>();</text:p>
      <text:p text:style-name="P7"><text:span text:style-name="T9">return</text:span> <text:span text:style-name="T11">$stmt</text:span>-&gt;<text:span text:style-name="T8">fetchAll</text:span>(<text:span text:style-name="T13">PDO</text:span>::FETCH_ASSOC);</text:p>
      <text:p text:style-name="P7">}</text:p>
      <text:p text:style-name="P8"><text:line-break/></text:p>
      <text:p text:style-name="P11">/* ******************* RECUP LES PLATS: Page plat.php ****************************** */</text:p>
      <text:p text:style-name="P7"><text:span text:style-name="T12">function</text:span> <text:span text:style-name="T8">getPlats</text:span>(<text:span text:style-name="T11">$conn</text:span>, <text:span text:style-name="T11">$idCategorie</text:span> = <text:span text:style-name="T12">null</text:span>) {</text:p>
      <text:p text:style-name="P11">// Récupère les plats de la base de données</text:p>
      <text:p text:style-name="P7"><text:span text:style-name="T11">$sql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plat"</text:span>;</text:p>
      <text:p text:style-name="P7"><text:span text:style-name="T9">if</text:span> (<text:span text:style-name="T11">$idCategorie</text:span> !== <text:span text:style-name="T12">null</text:span>) {</text:p>
      <text:p text:style-name="P7"><text:span text:style-name="T11">$sql</text:span> .= <text:span text:style-name="T10">" WHERE id_categorie = :idCategorie"</text:span>;</text:p>
      <text:p text:style-name="P7">}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7"><text:span text:style-name="T9">if</text:span> (<text:span text:style-name="T11">$idCategorie</text:span> !== <text:span text:style-name="T12">null</text:span>) {</text:p>
      <text:p text:style-name="P7"><text:span text:style-name="T11">$stmt</text:span>-&gt;<text:span text:style-name="T8">bindValue</text:span>(<text:span text:style-name="T10">':idCategorie'</text:span>, <text:span text:style-name="T11">$idCategorie</text:span>, <text:span text:style-name="T13">PDO</text:span>::PARAM_INT);</text:p>
      <text:p text:style-name="P7">}</text:p>
      <text:p text:style-name="P7"><text:span text:style-name="T11">$stmt</text:span>-&gt;<text:span text:style-name="T8">execute</text:span>();</text:p>
      <text:p text:style-name="P7"><text:span text:style-name="T9">return</text:span> <text:span text:style-name="T11">$stmt</text:span>-&gt;<text:span text:style-name="T8">fetchAll</text:span>(<text:span text:style-name="T13">PDO</text:span>::FETCH_ASSOC);</text:p>
      <text:p text:style-name="P7">}</text:p>
      <text:p text:style-name="P8"><text:line-break/></text:p>
      <text:p text:style-name="P11">/* ********************** RECUP LES CATÉGORIES: Page categorie.php *************************** */</text:p>
      <text:p text:style-name="P20"/>
      <text:p text:style-name="P11">// Fonction pour récupérer toutes les catégories de la base de données</text:p>
      <text:p text:style-name="P7"><text:span text:style-name="T12">function</text:span> <text:span text:style-name="T8">getCategories</text:span>(){</text:p>
      <text:p text:style-name="P7"><text:span text:style-name="T12">global</text:span> <text:span text:style-name="T11">$conn</text:span>; <text:span text:style-name="T24">// accès à la base de données globale</text:span></text:p>
      <text:p text:style-name="P7"><text:span text:style-name="T11">$sql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categorie"</text:span>;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7"><text:span text:style-name="T11">$stmt</text:span>-&gt;<text:span text:style-name="T8">execute</text:span>();</text:p>
      <text:p text:style-name="P7"><text:span text:style-name="T9">return</text:span> <text:span text:style-name="T11">$stmt</text:span>-&gt;<text:span text:style-name="T8">fetchAll</text:span>(<text:span text:style-name="T13">PDO</text:span>::FETCH_ASSOC);</text:p>
      <text:p text:style-name="P7">}</text:p>
      <text:p text:style-name="P20"/>
      <text:p text:style-name="P11">// Fonction pour récupérer une catégorie par son ID</text:p>
      <text:p text:style-name="P7"><text:span text:style-name="T12">function</text:span> <text:span text:style-name="T8">getCategoryById</text:span>(<text:span text:style-name="T11">$conn</text:span>, <text:span text:style-name="T11">$idCategorie</text:span>) { <text:span text:style-name="T24">// Connexion entre page categorie.php et page plats.php</text:span></text:p>
      <text:p text:style-name="P11">// Requête SQL pour récupérer les informations de la catégorie sélectionnée</text:p>
      <text:p text:style-name="P7"><text:span text:style-name="T11">$sql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categorie </text:span><text:span text:style-name="T12">WHERE</text:span><text:span text:style-name="T10"> id </text:span>=<text:span text:style-name="T10"> :idCategorie"</text:span>;</text:p>
      <text:p text:style-name="P7"><text:span text:style-name="T11">$stmt</text:span> = <text:span text:style-name="T11">$conn</text:span>-&gt;<text:span text:style-name="T8">prepare</text:span>(<text:span text:style-name="T11">$sql</text:span>);</text:p>
      <text:p text:style-name="P7"><text:span text:style-name="T11">$stmt</text:span>-&gt;<text:span text:style-name="T8">bindParam</text:span>(<text:span text:style-name="T10">':idCategorie'</text:span>, <text:span text:style-name="T11">$idCategorie</text:span>);</text:p>
      <text:p text:style-name="P7"><text:span text:style-name="T11">$stmt</text:span>-&gt;<text:span text:style-name="T8">execute</text:span>();</text:p>
      <text:p text:style-name="P7"><text:soft-page-break/><text:span text:style-name="T9">return</text:span> <text:span text:style-name="T11">$stmt</text:span>-&gt;<text:span text:style-name="T8">fetch</text:span>(<text:span text:style-name="T13">PDO</text:span>::FETCH_ASSOC);</text:p>
      <text:p text:style-name="P7">}</text:p>
      <text:p text:style-name="P20"/>
      <text:p text:style-name="P11">/* POur le bouton commander de ma page plats.php et ma page commande ************************************************* */</text:p>
      <text:p text:style-name="P19"/>
      <text:p text:style-name="P11">// Fonction pour récupérer les informations d'un platpar son ID</text:p>
      <text:p text:style-name="P7"><text:span text:style-name="T12">function</text:span> <text:span text:style-name="T8">getPlatById</text:span>(<text:span text:style-name="T11">$conn</text:span>, <text:span text:style-name="T11">$id</text:span>) {</text:p>
      <text:p text:style-name="P7"><text:span text:style-name="T11">$query</text:span> = <text:span text:style-name="T10">"</text:span><text:span text:style-name="T12">SELECT</text:span><text:span text:style-name="T10"> </text:span>*<text:span text:style-name="T10"> </text:span><text:span text:style-name="T12">FROM</text:span><text:span text:style-name="T10"> plat </text:span><text:span text:style-name="T12">WHERE</text:span><text:span text:style-name="T10"> id </text:span>=<text:span text:style-name="T10"> :id"</text:span>;</text:p>
      <text:p text:style-name="P7"><text:span text:style-name="T11">$stmt</text:span> = <text:span text:style-name="T11">$conn</text:span>-&gt;<text:span text:style-name="T8">prepare</text:span>(<text:span text:style-name="T11">$query</text:span>);</text:p>
      <text:p text:style-name="P7"><text:span text:style-name="T11">$stmt</text:span>-&gt;<text:span text:style-name="T8">bindParam</text:span>(<text:span text:style-name="T10">":id"</text:span>, <text:span text:style-name="T11">$id</text:span>);</text:p>
      <text:p text:style-name="P7"><text:span text:style-name="T11">$stmt</text:span>-&gt;<text:span text:style-name="T8">execute</text:span>();</text:p>
      <text:p text:style-name="P7"><text:span text:style-name="T9">return</text:span> <text:span text:style-name="T11">$stmt</text:span>-&gt;<text:span text:style-name="T8">fetch</text:span>();</text:p>
      <text:p text:style-name="P7">}</text:p>
      <text:p text:style-name="P19"/>
      <text:p text:style-name="P11">/* ************************************************* */</text:p>
      <text:p text:style-name="P11"><text:span text:style-name="T22"/></text:p>
      <text:p text:style-name="P7"><text:span text:style-name="T12">?&gt;</text:span></text:p>
      <text:p text:style-name="P21"><text:span text:style-name="T2"/></text:p>
      <text:p text:style-name="P16"><text:span text:style-name="T14">travail à faire </text:span>: <text:span text:style-name="T15">EN respectant le format de ma page, </text:span>faire appel à la base de données. </text:p>
      <text:p text:style-name="P17"><text:span text:style-name="T28">Q</text:span><text:span text:style-name="T29">u</text:span><text:span text:style-name="T28">estion : </text:span><text:span text:style-name="T7">Pour chaque clic </text:span><text:span text:style-name="T20">des 3 plats</text:span><text:span text:style-name="T7"> de la page <text:s/>index.php, je dois avoir accès à la page de plats.php avec uniquement le plat sélectionné </text:span><text:span text:style-name="T29">grace à l’id plat</text:span><text:span text:style-name="T7">. </text:span><text:span text:style-name="T16">Par exemple : si je clique sur </text:span><text:span text:style-name="T20">un plat de</text:span><text:span text:style-name="T16"> « </text:span><text:span text:style-name="T20">pizza </text:span><text:span text:style-name="T16">», je veux que tu me présentes uniquement le </text:span><text:span text:style-name="T20">plat</text:span><text:span text:style-name="T16"> </text:span><text:span text:style-name="T20">de pizza sélectionné </text:span><text:span text:style-name="T26">(avec le </text:span><text:span text:style-name="T27">libellé, la description, l’image</text:span><text:span text:style-name="T26">) </text:span><text:span text:style-name="T16">qui </text:span><text:span text:style-name="T20">est </text:span><text:span text:style-name="T16">sur la page plats.php </text:span><text:span text:style-name="T17">et que tu masques les autres plats. </text:span><text:span text:style-name="T27">Le libellé du plat doit apparaître sur la page index.php</text:span></text:p>
      <text:p text:style-name="P15"><text:s/><text:span text:style-name="T18">Un code compréhensible, </text:span><text:span text:style-name="T31">qui respecte ma mise en page de départ</text:span><text:span text:style-name="T18">, </text:span><text:span text:style-name="T30">simple</text:span><text:span text:style-name="T18"> et détaillé </text:span><text:span text:style-name="T19">avec des commentaires en français</text:span><text:span text:style-name="T18">. Les fonctions sont stockées dans le dao.php. </text:span><text:span text:style-name="T28">Sans casser mon code de départ</text:span></text:p>
      <text:p text:style-name="P15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9:23:39.556002522</meta:creation-date>
    <dc:date>2024-07-19T10:52:38.649559959</dc:date>
    <meta:editing-duration>PT1H28M46S</meta:editing-duration>
    <meta:editing-cycles>1</meta:editing-cycles>
    <meta:document-statistic meta:table-count="0" meta:image-count="0" meta:object-count="0" meta:page-count="8" meta:paragraph-count="253" meta:word-count="1305" meta:character-count="10017" meta:non-whitespace-character-count="8957"/>
    <meta:generator>LibreOffice/7.3.7.2$Linux_X86_64 LibreOffice_project/30$Build-2</meta:generator>
  </office:meta>
</office:document-meta>
</file>